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fo:padding="0.0193in" fo:border="0.0008in solid #d9d9e3"/>
    </style:style>
    <style:style style:name="P2" style:family="paragraph" style:parent-style-name="Text_20_body" style:list-style-name="L2">
      <style:paragraph-properties fo:margin-top="0in" fo:margin-bottom="0in" fo:padding="0.0193in" fo:border="0.0008in solid #d9d9e3"/>
    </style:style>
    <style:style style:name="P3" style:family="paragraph" style:parent-style-name="Text_20_body">
      <style:paragraph-properties fo:padding="0.0193in" fo:border="0.0008in solid #d9d9e3"/>
    </style:style>
    <style:style style:name="P4" style:family="paragraph" style:parent-style-name="Text_20_body" style:list-style-name="L1">
      <style:paragraph-properties fo:padding="0.0193in" fo:border="0.0008in solid #d9d9e3"/>
    </style:style>
    <style:style style:name="P5" style:family="paragraph" style:parent-style-name="Text_20_body" style:list-style-name="L2">
      <style:paragraph-properties fo:padding="0.0193in" fo:border="0.0008in solid #d9d9e3"/>
    </style:style>
    <style:style style:name="P6" style:family="paragraph" style:parent-style-name="Heading_20_4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Часть 3: Управление данными</text:h>
      <text:h text:style-name="P6" text:outline-level="4">3.1 Создание и управление таблицами</text:h>
      <text:list xml:id="list3654979240340122533" text:style-name="L1">
        <text:list-item>
          <text:p text:style-name="P4"><text:span text:style-name="Strong_20_Emphasis">Создание таблиц:</text:span></text:p>
          <text:list>
            <text:list-item>
              <text:p text:style-name="P1">Определение структуры таблицы с помощью SQL DDL (Data Definition Language).</text:p>
            </text:list-item>
            <text:list-item>
              <text:p text:style-name="P1">Использование различных типов данных и ограничений для создания таблиц.</text:p>
            </text:list-item>
          </text:list>
        </text:list-item>
        <text:list-item>
          <text:p text:style-name="P4"><text:span text:style-name="Strong_20_Emphasis">ALTER TABLE:</text:span></text:p>
          <text:list>
            <text:list-item>
              <text:p text:style-name="P1">Изменение структуры существующей таблицы: добавление, изменение и удаление столбцов, изменение типов данных и т.д.</text:p>
            </text:list-item>
            <text:list-item>
              <text:p text:style-name="P1">Применение оператора ALTER TABLE без потери данных.</text:p>
            </text:list-item>
          </text:list>
        </text:list-item>
        <text:list-item>
          <text:p text:style-name="P4"><text:span text:style-name="Strong_20_Emphasis">Удаление таблиц:</text:span></text:p>
          <text:list>
            <text:list-item>
              <text:p text:style-name="P4">Процесс удаления таблицы и особенности удаления, такие как ограничения внешнего ключа и зависимости от других объектов базы данных.</text:p>
            </text:list-item>
          </text:list>
        </text:list-item>
      </text:list>
      <text:h text:style-name="P6" text:outline-level="4">3.2 Индексы и оптимизация запросов</text:h>
      <text:list xml:id="list2121016353502953429" text:style-name="L2">
        <text:list-item>
          <text:p text:style-name="P5"><text:span text:style-name="Strong_20_Emphasis">Создание индексов:</text:span></text:p>
          <text:list>
            <text:list-item>
              <text:p text:style-name="P2">Объяснение индексов и их влияния на производительность запросов.</text:p>
            </text:list-item>
            <text:list-item>
              <text:p text:style-name="P2">Создание и использование индексов для ускорения поиска данных.</text:p>
            </text:list-item>
          </text:list>
        </text:list-item>
        <text:list-item>
          <text:p text:style-name="P5"><text:span text:style-name="Strong_20_Emphasis">Оптимизация запросов:</text:span></text:p>
          <text:list>
            <text:list-item>
              <text:p text:style-name="P2">Оптимизация запросов для повышения скорости выполнения.</text:p>
            </text:list-item>
            <text:list-item>
              <text:p text:style-name="P5">Использование инструментов анализа и понимание выполнения запросов для улучшения их эффективности.</text:p>
            </text:list-item>
          </text:list>
        </text:list-item>
      </text:list>
      <text:p text:style-name="P3">Этот раздел учебника должен подчеркнуть важность эффективного проектирования таблиц, использования индексов для улучшения производительности запросов и понимания того, как структура базы данных может повлиять на скорость выполнения операций. Он должен включать практические примеры оптимизации запросов и работы с индексами для понимания их влияния на производительность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1T23:04:42.35</dc:date>
    <meta:document-statistic meta:table-count="0" meta:image-count="0" meta:object-count="0" meta:page-count="1" meta:paragraph-count="18" meta:word-count="174" meta:character-count="1285"/>
    <dc:creator>Dima Wide</dc:creator>
    <meta:user-defined meta:name="Info 1"/>
    <meta:user-defined meta:name="Info 2"/>
    <meta:user-defined meta:name="Info 3"/>
    <meta:user-defined meta:name="Info 4"/>
  </office:meta>
</office:document-meta>
</file>